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59.19pt"/>
    </style:style>
    <style:style style:name="co3" style:family="table-column">
      <style:table-column-properties fo:break-before="auto" style:column-width="150.04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12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color="#000000" style:text-position="" fo:font-size="12pt" style:font-size-asian="12pt" style:font-size-complex="12pt"/>
    </style:style>
    <style:style style:name="ce4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fo:color="#000000" style:text-position="" fo:font-size="12pt" style:font-size-asian="12pt" style:font-size-complex="12pt"/>
    </style:style>
    <style:style style:name="ce7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style:text-position="" fo:font-size="12pt" style:font-size-asian="12pt" style:font-size-complex="12pt"/>
    </style:style>
    <style:style style:name="ce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6pt solid #000000"/>
      <style:text-properties fo:color="#000000" fo:font-size="12pt" style:font-size-asian="12pt" style:font-size-complex="12pt"/>
    </style:style>
    <style:style style:name="ce13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6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Checklist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4" table:number-columns-repeated="2" table:default-cell-style-name="ce9"/>
        <table:table-column table:style-name="co5" table:default-cell-style-name="ce7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</text:p>
          </table:table-cell>
          <table:table-cell table:style-name="ce1" office:value-type="string" calcext:value-type="string">
            <text:p>Bay-wide (lower)</text:p>
          </table:table-cell>
          <table:table-cell table:style-name="ce1" office:value-type="string" calcext:value-type="string">
            <text:p>Bay-wide (upper)</text:p>
          </table:table-cell>
          <table:table-cell table:style-name="ce8" office:value-type="string" calcext:value-type="string">
            <text:p>Time_series (NB)</text:p>
          </table:table-cell>
          <table:table-cell table:style-name="ce8" office:value-type="string" calcext:value-type="string">
            <text:p>Time_series (CB)</text:p>
          </table:table-cell>
          <table:table-cell table:style-name="ce8" office:value-type="string" calcext:value-type="string">
            <text:p>Time_series (SB)</text:p>
          </table:table-cell>
        </table:table-row>
        <table:table-row table:style-name="ro1">
          <table:table-cell office:value-type="string" calcext:value-type="string">
            <text:p>nsm</text:p>
          </table:table-cell>
          <table:table-cell office:value-type="float" office:value="0.000000523" calcext:value-type="float">
            <text:p>5.23E-07</text:p>
          </table:table-cell>
          <table:table-cell table:style-name="ce7" office:value-type="float" office:value="0.000000993" calcext:value-type="float">
            <text:p>9.93E-0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000000172" calcext:value-type="float">
            <text:p>1.72E-07</text:p>
          </table:table-cell>
          <table:table-cell table:style-name="ce7" office:value-type="float" office:value="0.000000433" calcext:value-type="float">
            <text:p>4.33E-07</text:p>
          </table:table-cell>
          <table:table-cell office:value-type="float" office:value="0.000000525" calcext:value-type="float">
            <text:p>5.25E-07</text:p>
          </table:table-cell>
        </table:table-row>
        <table:table-row table:style-name="ro1">
          <table:table-cell office:value-type="string" calcext:value-type="string">
            <text:p>nlg</text:p>
          </table:table-cell>
          <table:table-cell office:value-type="float" office:value="0.00000119" calcext:value-type="float">
            <text:p>1.19E-06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046" calcext:value-type="float">
            <text:p>4.60E-07</text:p>
          </table:table-cell>
          <table:table-cell table:style-name="ce7" office:value-type="float" office:value="0.0000000597" calcext:value-type="float">
            <text:p>5.97E-08</text:p>
          </table:table-cell>
          <table:table-cell office:value-type="float" office:value="0.000000926" calcext:value-type="float">
            <text:p>9.26E-07</text:p>
          </table:table-cell>
        </table:table-row>
        <table:table-row table:style-name="ro1">
          <table:table-cell office:value-type="string" calcext:value-type="string">
            <text:p>ndi</text:p>
          </table:table-cell>
          <table:table-cell table:style-name="ce5" office:value-type="string" calcext:value-type="string">
            <text:p>NA </text:p>
          </table:table-cell>
          <table:table-cell table:style-name="ce7" office:value-type="float" office:value="0.000000000112" calcext:value-type="float">
            <text:p>1.12E-1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nsmz</text:p>
          </table:table-cell>
          <table:table-cell office:value-type="float" office:value="0.0000283" calcext:value-type="float">
            <text:p>2.83E-05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347" calcext:value-type="float">
            <text:p>3.47E-05</text:p>
          </table:table-cell>
          <table:table-cell table:style-name="ce7" office:value-type="float" office:value="0.0000224" calcext:value-type="float">
            <text:p>2.24E-05</text:p>
          </table:table-cell>
          <table:table-cell office:value-type="float" office:value="0.0000366" calcext:value-type="float">
            <text:p>3.66E-05</text:p>
          </table:table-cell>
        </table:table-row>
        <table:table-row table:style-name="ro1">
          <table:table-cell office:value-type="string" calcext:value-type="string">
            <text:p>nmdz</text:p>
          </table:table-cell>
          <table:table-cell table:style-name="ce5" office:value-type="string" calcext:value-type="string">
            <text:p>NA </text:p>
          </table:table-cell>
          <table:table-cell table:style-name="ce7" office:value-type="float" office:value="0.000000124" calcext:value-type="float">
            <text:p>1.24E-0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nlgz</text:p>
          </table:table-cell>
          <table:table-cell table:style-name="ce5" office:value-type="string" calcext:value-type="string">
            <text:p>NA </text:p>
          </table:table-cell>
          <table:table-cell table:style-name="ce7" office:value-type="float" office:value="0.000000232" calcext:value-type="float">
            <text:p>2.32E-0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ldon</text:p>
          </table:table-cell>
          <table:table-cell office:value-type="float" office:value="0.000000054" calcext:value-type="float">
            <text:p>5.40E-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0792" calcext:value-type="float">
            <text:p>7.92E-08</text:p>
          </table:table-cell>
        </table:table-row>
        <table:table-row table:style-name="ro1">
          <table:table-cell office:value-type="string" calcext:value-type="string">
            <text:p>sldon</text:p>
          </table:table-cell>
          <table:table-cell office:value-type="float" office:value="0.00000108" calcext:value-type="float">
            <text:p>1.08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158" calcext:value-type="float">
            <text:p>1.58E-06</text:p>
          </table:table-cell>
        </table:table-row>
        <table:table-row table:style-name="ro1">
          <table:table-cell office:value-type="string" calcext:value-type="string">
            <text:p>srdon</text:p>
          </table:table-cell>
          <table:table-cell office:value-type="float" office:value="0.00000427" calcext:value-type="float">
            <text:p>4.27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625" calcext:value-type="float">
            <text:p>6.25E-06</text:p>
          </table:table-cell>
        </table:table-row>
        <table:table-row table:style-name="ro1">
          <table:table-cell office:value-type="string" calcext:value-type="string">
            <text:p>nbact</text:p>
          </table:table-cell>
          <table:table-cell office:value-type="float" office:value="0.000000398" calcext:value-type="float">
            <text:p>3.98E-07</text:p>
          </table:table-cell>
          <table:table-cell table:style-name="ce7" office:value-type="float" office:value="0.000000215" calcext:value-type="float">
            <text:p>2.15E-07</text:p>
          </table:table-cell>
          <table:table-cell table:style-name="ce7" office:value-type="float" office:value="0.00000061" calcext:value-type="float">
            <text:p>6.10E-07</text:p>
          </table:table-cell>
          <table:table-cell table:style-name="ce7" office:value-type="float" office:value="0.000000185" calcext:value-type="float">
            <text:p>1.85E-07</text:p>
          </table:table-cell>
          <table:table-cell table:style-name="ce7" office:value-type="float" office:value="0.000000283" calcext:value-type="float">
            <text:p>2.83E-07</text:p>
          </table:table-cell>
          <table:table-cell office:value-type="float" office:value="0.00000036" calcext:value-type="float">
            <text:p>3.60E-07</text:p>
          </table:table-cell>
        </table:table-row>
        <table:table-row table:style-name="ro1">
          <table:table-cell office:value-type="string" calcext:value-type="string">
            <text:p>nh4</text:p>
          </table:table-cell>
          <table:table-cell office:value-type="float" office:value="0.00000034" calcext:value-type="float">
            <text:p>3.40E-07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0.000000154" calcext:value-type="float">
            <text:p>1.54E-07</text:p>
          </table:table-cell>
          <table:table-cell table:style-name="ce7" office:value-type="float" office:value="0.000000133" calcext:value-type="float">
            <text:p>1.33E-07</text:p>
          </table:table-cell>
          <table:table-cell office:value-type="float" office:value="0.000000113" calcext:value-type="float">
            <text:p>1.13E-07</text:p>
          </table:table-cell>
        </table:table-row>
        <table:table-row table:style-name="ro1">
          <table:table-cell office:value-type="string" calcext:value-type="string">
            <text:p>no3</text:p>
          </table:table-cell>
          <table:table-cell office:value-type="float" office:value="0.0000048" calcext:value-type="float">
            <text:p>4.80E-06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0348" calcext:value-type="float">
            <text:p>3.48E-07</text:p>
          </table:table-cell>
          <table:table-cell table:style-name="ce7" office:value-type="float" office:value="0.000000102" calcext:value-type="float">
            <text:p>1.02E-07</text:p>
          </table:table-cell>
          <table:table-cell office:value-type="float" office:value="0.0000000614" calcext:value-type="float">
            <text:p>6.14E-08</text:p>
          </table:table-cell>
        </table:table-row>
        <table:table-row table:style-name="ro1">
          <table:table-cell office:value-type="string" calcext:value-type="string">
            <text:p>ndet</text:p>
          </table:table-cell>
          <table:table-cell office:value-type="float" office:value="0.00000625" calcext:value-type="float">
            <text:p>6.25E-06</text:p>
          </table:table-cell>
          <table:table-cell table:style-name="ce7" office:value-type="float" office:value="0.000000318" calcext:value-type="float">
            <text:p>3.18E-07</text:p>
          </table:table-cell>
          <table:table-cell table:style-name="ce7" office:value-type="float" office:value="0.000000492" calcext:value-type="float">
            <text:p>4.92E-07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sio4</text:p>
          </table:table-cell>
          <table:table-cell office:value-type="float" office:value="0.000173" calcext:value-type="float">
            <text:p>1.73E-04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696" calcext:value-type="float">
            <text:p>6.96E-06</text:p>
          </table:table-cell>
          <table:table-cell table:style-name="ce7" office:value-type="float" office:value="0.00000461" calcext:value-type="float">
            <text:p>4.61E-06</text:p>
          </table:table-cell>
          <table:table-cell office:value-type="float" office:value="0.00000666" calcext:value-type="float">
            <text:p>6.66E-06</text:p>
          </table:table-cell>
        </table:table-row>
        <table:table-row table:style-name="ro1">
          <table:table-cell table:style-name="ce3" office:value-type="string" calcext:value-type="string">
            <text:p>silg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si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ca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lith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lith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ldop</text:p>
          </table:table-cell>
          <table:table-cell office:value-type="float" office:value="0.00000000195" calcext:value-type="float">
            <text:p>1.95E-0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00161" calcext:value-type="float">
            <text:p>1.61E-09</text:p>
          </table:table-cell>
        </table:table-row>
        <table:table-row table:style-name="ro1">
          <table:table-cell office:value-type="string" calcext:value-type="string">
            <text:p>sldop</text:p>
          </table:table-cell>
          <table:table-cell office:value-type="float" office:value="0.000000039" calcext:value-type="float">
            <text:p>3.90E-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0323" calcext:value-type="float">
            <text:p>3.23E-08</text:p>
          </table:table-cell>
        </table:table-row>
        <table:table-row table:style-name="ro1">
          <table:table-cell office:value-type="string" calcext:value-type="string">
            <text:p>srdop</text:p>
          </table:table-cell>
          <table:table-cell office:value-type="float" office:value="0.000000154" calcext:value-type="float">
            <text:p>1.54E-0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127" calcext:value-type="float">
            <text:p>1.27E-07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0.0000007" calcext:value-type="float">
            <text:p>7.00E-07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0084" calcext:value-type="float">
            <text:p>8.40E-08</text:p>
          </table:table-cell>
          <table:table-cell table:style-name="ce7" office:value-type="float" office:value="0.0000000778" calcext:value-type="float">
            <text:p>7.78E-08</text:p>
          </table:table-cell>
          <table:table-cell office:value-type="float" office:value="0.000000085" calcext:value-type="float">
            <text:p>8.50E-08</text:p>
          </table:table-cell>
        </table:table-row>
        <table:table-row table:style-name="ro1">
          <table:table-cell office:value-type="string" calcext:value-type="string">
            <text:p>pdet</text:p>
          </table:table-cell>
          <table:table-cell office:value-type="float" office:value="0.000000000403" calcext:value-type="float">
            <text:p>4.03E-10</text:p>
          </table:table-cell>
          <table:table-cell table:style-name="ce7" office:value-type="float" office:value="0.00000000769" calcext:value-type="float">
            <text:p>7.69E-0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sm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di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lg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d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395" calcext:value-type="float">
            <text:p>3.95E-04</text:p>
          </table:table-cell>
          <table:table-cell table:style-name="ce7"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0.0014" calcext:value-type="float">
            <text:p>1.40E-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7" office:value-type="float" office:value="0.00192" calcext:value-type="float">
            <text:p>1.92E-03</text:p>
          </table:table-cell>
          <table:table-cell office:value-type="float" office:value="0.0019" calcext:value-type="float">
            <text:p>1.90E-03</text:p>
          </table:table-cell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0.00141" calcext:value-type="float">
            <text:p>1.41E-03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217" calcext:value-type="float">
            <text:p>2.17E-03</text:p>
          </table:table-cell>
          <table:table-cell table:style-name="ce7" office:value-type="float" office:value="0.00218" calcext:value-type="float">
            <text:p>2.18E-03</text:p>
          </table:table-cell>
          <table:table-cell office:value-type="float" office:value="0.00216" calcext:value-type="float">
            <text:p>2.16E-03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*All values reflected in the time series columns are indicative of wet season (October – May) values <text:span text:style-name="T1">only.</text:span></text:p>
          </table:table-cell>
          <table:table-cell table:style-name="Default" table:number-columns-repeated="6"/>
        </table:table-row>
      </table:table>
      <table:table table:name="Coords" table:style-name="ta1">
        <table:table-column table:style-name="co6" table:number-columns-repeated="4" table:default-cell-style-name="ce22"/>
        <table:table-column table:style-name="co6" table:number-columns-repeated="6" table:default-cell-style-name="Default"/>
        <table:table-row table:style-name="ro3">
          <table:table-cell table:style-name="ce19" office:value-type="string" calcext:value-type="string">
            <text:p>Site marker</text:p>
          </table:table-cell>
          <table:table-cell table:style-name="ce19" office:value-type="string" calcext:value-type="string">
            <text:p>Latitude coordinate (<text:span text:style-name="T2">°</text:span>N)</text:p>
          </table:table-cell>
          <table:table-cell table:style-name="ce19" office:value-type="string" calcext:value-type="string">
            <text:p>Longitude coordinate (<text:span text:style-name="T2">°W</text:span>)</text:p>
          </table:table-cell>
          <table:table-cell table:style-name="ce24" table:number-columns-repeated="7"/>
        </table:table-row>
        <table:table-row table:style-name="ro1">
          <table:table-cell table:style-name="ce20" office:value-type="string" calcext:value-type="string">
            <text:p>NB (CISNet)</text:p>
          </table:table-cell>
          <table:table-cell table:style-name="ce20" office:value-type="float" office:value="21.5" calcext:value-type="float">
            <text:p>21.5</text:p>
          </table:table-cell>
          <table:table-cell table:style-name="ce20" office:value-type="float" office:value="157.8167" calcext:value-type="float">
            <text:p>157.816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NB/CB division</text:p>
          </table:table-cell>
          <table:table-cell table:style-name="ce23" table:formula="of:=([.B2]+[.B4])/2" office:value-type="float" office:value="21.48165" calcext:value-type="float">
            <text:p>21.48165</text:p>
          </table:table-cell>
          <table:table-cell table:style-name="ce20" table:formula="of:=([.C2]+[.C4])/2" office:value-type="float" office:value="157.8125" calcext:value-type="float">
            <text:p>157.812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CB (CISNet)</text:p>
          </table:table-cell>
          <table:table-cell table:style-name="ce20" office:value-type="float" office:value="21.4633" calcext:value-type="float">
            <text:p>21.4633</text:p>
          </table:table-cell>
          <table:table-cell table:style-name="ce20" office:value-type="float" office:value="157.8083" calcext:value-type="float">
            <text:p>157.808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CB/SB division</text:p>
          </table:table-cell>
          <table:table-cell table:style-name="ce20" table:formula="of:=([.B4]+[.B6])/2" office:value-type="float" office:value="21.44915" calcext:value-type="float">
            <text:p>21.44915</text:p>
          </table:table-cell>
          <table:table-cell table:style-name="ce20" table:formula="of:=([.C4]+[.C6])/2" office:value-type="float" office:value="157.7958" calcext:value-type="float">
            <text:p>157.795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SB (CISNet)</text:p>
          </table:table-cell>
          <table:table-cell table:style-name="ce20" office:value-type="float" office:value="21.435" calcext:value-type="float">
            <text:p>21.435</text:p>
          </table:table-cell>
          <table:table-cell table:style-name="ce20" office:value-type="float" office:value="157.7833" calcext:value-type="float">
            <text:p>157.783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Oceanic (CISNet)</text:p>
          </table:table-cell>
          <table:table-cell table:style-name="ce20" office:value-type="float" office:value="21.5167" calcext:value-type="float">
            <text:p>21.5167</text:p>
          </table:table-cell>
          <table:table-cell table:style-name="ce20" office:value-type="float" office:value="157.745" calcext:value-type="float">
            <text:p>157.74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0"/>
          <table:table-cell table:style-name="ce17" office:value-type="string" calcext:value-type="string">
            <text:p>Starting coords</text:p>
          </table:table-cell>
          <table:table-cell table:style-name="ce20"/>
          <table:table-cell table:style-name="Default"/>
          <table:table-cell table:number-columns-repeated="6"/>
        </table:table-row>
        <table:table-row table:style-name="ro1">
          <table:table-cell table:style-name="ce20"/>
          <table:table-cell table:style-name="ce20" office:value-type="float" office:value="21.3431" calcext:value-type="float">
            <text:p>21.3431</text:p>
          </table:table-cell>
          <table:table-cell table:style-name="ce20" office:value-type="float" office:value="21.7166" calcext:value-type="float">
            <text:p>21.7166</text:p>
          </table:table-cell>
          <table:table-cell table:style-name="ce20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20" office:value-type="float" office:value="157.621" calcext:value-type="float">
            <text:p>157.621</text:p>
          </table:table-cell>
          <table:table-cell table:style-name="ce20" office:value-type="float" office:value="158.02" calcext:value-type="float">
            <text:p>158.02</text:p>
          </table:table-cell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table:number-columns-repeated="5"/>
          <table:table-cell/>
          <table:table-cell table:style-name="ce20" office:value-type="string" calcext:value-type="string">
            <text:p>NB/CB division</text:p>
          </table:table-cell>
          <table:table-cell table:style-name="ce20" table:number-columns-repeated="2"/>
          <table:table-cell/>
        </table:table-row>
        <table:table-row table:style-name="ro1">
          <table:table-cell table:style-name="ce21" office:value-type="string" calcext:value-type="string">
            <text:p>eta_rho 1</text:p>
          </table:table-cell>
          <table:table-cell table:style-name="ce17" office:value-type="string" calcext:value-type="string">
            <text:p>eta_rho 2</text:p>
          </table:table-cell>
          <table:table-cell table:style-name="ce17" office:value-type="string" calcext:value-type="string">
            <text:p>xi_rho 1 </text:p>
          </table:table-cell>
          <table:table-cell table:style-name="ce21" office:value-type="string" calcext:value-type="string">
            <text:p>xi_rho 2</text:p>
          </table:table-cell>
          <table:table-cell table:number-columns-repeated="2"/>
          <table:table-cell table:style-name="ce17" office:value-type="string" calcext:value-type="string">
            <text:p>Param</text:p>
          </table:table-cell>
          <table:table-cell table:style-name="ce20" office:value-type="string" calcext:value-type="string">
            <text:p>get first digit up to 21.48165</text:p>
          </table:table-cell>
          <table:table-cell table:style-name="ce2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style-name="ce20"/>
          <table:table-cell/>
          <table:table-cell table:style-name="ce17" office:value-type="string" calcext:value-type="string">
            <text:p>eta_rho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1.3518" calcext:value-type="float">
            <text:p>21.3518</text:p>
          </table:table-cell>
          <table:table-cell office:value-type="float" office:value="21.708" calcext:value-type="float">
            <text:p>21.708</text:p>
          </table:table-cell>
          <table:table-cell office:value-type="float" office:value="-158.02" calcext:value-type="float">
            <text:p>-158.02</text:p>
          </table:table-cell>
          <table:table-cell office:value-type="float" office:value="-157.639" calcext:value-type="float">
            <text:p>-157.639</text:p>
          </table:table-cell>
          <table:table-cell table:style-name="ce20"/>
          <table:table-cell/>
          <table:table-cell table:style-name="ce17" office:value-type="string" calcext:value-type="string">
            <text:p>Lat min, max</text:p>
          </table:table-cell>
          <table:table-cell table:style-name="ce20" office:value-type="float" office:value="21.4589" calcext:value-type="float">
            <text:p>21.4589</text:p>
          </table:table-cell>
          <table:table-cell table:style-name="ce20" office:value-type="float" office:value="21.7166" calcext:value-type="float">
            <text:p>21.71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style-name="ce20"/>
          <table:table-cell/>
          <table:table-cell table:style-name="ce17" office:value-type="string" calcext:value-type="string">
            <text:p>xi_rho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1.3544" calcext:value-type="float">
            <text:p>21.3544</text:p>
          </table:table-cell>
          <table:table-cell office:value-type="float" office:value="21.6736" calcext:value-type="float">
            <text:p>21.6736</text:p>
          </table:table-cell>
          <table:table-cell table:number-columns-repeated="2"/>
          <table:table-cell table:style-name="ce20"/>
          <table:table-cell/>
          <table:table-cell table:style-name="ce17" office:value-type="string" calcext:value-type="string">
            <text:p>Lon min, max</text:p>
          </table:table-cell>
          <table:table-cell table:style-name="ce20" office:value-type="float" office:value="158.02" calcext:value-type="float">
            <text:p>158.02</text:p>
          </table:table-cell>
          <table:table-cell table:style-name="ce20" office:value-type="float" office:value="157.774" calcext:value-type="float">
            <text:p>157.774</text:p>
          </table:table-cell>
          <table:table-cell/>
        </table:table-row>
        <table:table-row table:style-name="ro1">
          <table:table-cell table:number-columns-repeated="6"/>
          <table:table-cell table:style-name="ce20"/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6"/>
          <table:table-cell table:style-name="ce20"/>
          <table:table-cell office:value-type="float" office:value="21.4653" calcext:value-type="float">
            <text:p>21.4653</text:p>
          </table:table-cell>
          <table:table-cell office:value-type="float" office:value="157.751" calcext:value-type="float">
            <text:p>157.751</text:p>
          </table:table-cell>
          <table:table-cell/>
        </table:table-row>
        <table:table-row table:style-name="ro1">
          <table:table-cell table:number-columns-repeated="6"/>
          <table:table-cell table:style-name="ce20"/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.4704" calcext:value-type="float">
            <text:p>21.4704</text:p>
          </table:table-cell>
          <table:table-cell office:value-type="float" office:value="157.757" calcext:value-type="float">
            <text:p>157.757</text:p>
          </table:table-cell>
          <table:table-cell/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.4736" calcext:value-type="float">
            <text:p>21.4736</text:p>
          </table:table-cell>
          <table:table-cell office:value-type="float" office:value="157.76" calcext:value-type="float">
            <text:p>157.7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/00/0000</text:date>, <text:time style:data-style-name="N2" text:time-value="19:52:33.448991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10-28T19:52:55.222648236</dc:date>
    <meta:editing-duration>PT5H37M26S</meta:editing-duration>
    <meta:editing-cycles>14</meta:editing-cycles>
    <meta:generator>LibreOffice/5.1.6.2$Linux_X86_64 LibreOffice_project/10m0$Build-2</meta:generator>
    <meta:document-statistic meta:table-count="2" meta:cell-count="238" meta:object-count="0"/>
  </office:meta>
</office:document-meta>
</file>